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7.89pt"/>
    </style:style>
    <style:style style:name="co2" style:family="table-column">
      <style:table-column-properties fo:break-before="auto" style:column-width="73.39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50.91pt"/>
    </style:style>
    <style:style style:name="co5" style:family="table-column">
      <style:table-column-properties fo:break-before="auto" style:column-width="60.55pt"/>
    </style:style>
    <style:style style:name="co6" style:family="table-column">
      <style:table-column-properties fo:break-before="auto" style:column-width="54.65pt"/>
    </style:style>
    <style:style style:name="co7" style:family="table-column">
      <style:table-column-properties fo:break-before="auto" style:column-width="633.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96.5pt" fo:break-before="auto" style:use-optimal-row-height="false"/>
    </style:style>
    <style:style style:name="ro3" style:family="table-row">
      <style:table-row-properties style:row-height="17.15pt" fo:break-before="auto" style:use-optimal-row-height="true"/>
    </style:style>
    <style:style style:name="ro4" style:family="table-row">
      <style:table-row-properties style:row-height="64.49pt" fo:break-before="auto" style:use-optimal-row-height="false"/>
    </style:style>
    <style:style style:name="ro5" style:family="table-row">
      <style:table-row-properties style:row-height="46.49pt" fo:break-before="auto" style:use-optimal-row-height="false"/>
    </style:style>
    <style:style style:name="ro6" style:family="table-row">
      <style:table-row-properties style:row-height="33.99pt" fo:break-before="auto" style:use-optimal-row-height="false"/>
    </style:style>
    <style:style style:name="ta1" style:family="table" style:master-page-name="PageStyle_5f_Asset">
      <style:table-properties table:display="true" style:writing-mode="lr-tb"/>
    </style:style>
    <style:style style:name="ta2" style:family="table" style:master-page-name="PageStyle_5f_6Year回顾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s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6" table:default-cell-style-name="Default"/>
        <table:table-row table:style-name="ro1">
          <table:table-cell table:number-columns-repeated="3"/>
          <table:table-cell office:value-type="float" office:value="0.8875" calcext:value-type="float">
            <text:p>0.88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et check(12/30)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HKD</text:p>
          </table:table-cell>
          <table:table-cell/>
          <table:table-cell office:value-type="string" calcext:value-type="string">
            <text:p>Net RM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招行</text:p>
          </table:table-cell>
          <table:table-cell office:value-type="float" office:value="67464" calcext:value-type="float">
            <text:p>67464</text:p>
          </table:table-cell>
          <table:table-cell table:number-columns-repeated="2"/>
          <table:table-cell table:formula="of:=+[.B3]*1+[.C3]*[.$D$1]" office:value-type="float" office:value="67464" calcext:value-type="float">
            <text:p>67464</text:p>
          </table:table-cell>
          <table:table-cell table:formula="of:=[.E3]/[.$E$10]" office:value-type="float" office:value="0.0162542855658283" calcext:value-type="float">
            <text:p>0.016254285565828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B</text:p>
          </table:table-cell>
          <table:table-cell/>
          <table:table-cell office:value-type="float" office:value="2530000" calcext:value-type="float">
            <text:p>2530000</text:p>
          </table:table-cell>
          <table:table-cell/>
          <table:table-cell table:formula="of:=+[.B4]*1+[.C4]*[.$D$1]" office:value-type="float" office:value="2245375" calcext:value-type="float">
            <text:p>2245375</text:p>
          </table:table-cell>
          <table:table-cell table:formula="of:=[.E4]/[.$E$10]" office:value-type="float" office:value="0.540984324267339" calcext:value-type="float">
            <text:p>0.540984324267339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US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SBC China</text:p>
          </table:table-cell>
          <table:table-cell office:value-type="float" office:value="178000" calcext:value-type="float">
            <text:p>178000</text:p>
          </table:table-cell>
          <table:table-cell table:number-columns-repeated="2"/>
          <table:table-cell table:formula="of:=+[.B5]*1+[.C5]*[.$D$1]" office:value-type="float" office:value="178000" calcext:value-type="float">
            <text:p>178000</text:p>
          </table:table-cell>
          <table:table-cell table:formula="of:=[.E5]/[.$E$10]" office:value-type="float" office:value="0.0428860255946496" calcext:value-type="float">
            <text:p>0.04288602559465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SBC HK</text:p>
          </table:table-cell>
          <table:table-cell/>
          <table:table-cell office:value-type="float" office:value="1822713.42" calcext:value-type="float">
            <text:p>1822713.42</text:p>
          </table:table-cell>
          <table:table-cell/>
          <table:table-cell table:formula="of:=+[.B6]*1+[.C6]*[.$D$1]" office:value-type="float" office:value="1617658.16025" calcext:value-type="float">
            <text:p>1617658.16025</text:p>
          </table:table-cell>
          <table:table-cell table:formula="of:=[.E6]/[.$E$10]" office:value-type="float" office:value="0.389746793617276" calcext:value-type="float">
            <text:p>0.389746793617276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nghang</text:p>
          </table:table-cell>
          <table:table-cell office:value-type="float" office:value="19900" calcext:value-type="float">
            <text:p>19900</text:p>
          </table:table-cell>
          <table:table-cell table:number-columns-repeated="2"/>
          <table:table-cell table:formula="of:=+[.B7]*1+[.C7]*[.$D$1]" office:value-type="float" office:value="19900" calcext:value-type="float">
            <text:p>19900</text:p>
          </table:table-cell>
          <table:table-cell table:formula="of:=[.E7]/[.$E$10]" office:value-type="float" office:value="0.0047945612883906" calcext:value-type="float">
            <text:p>0.004794561288391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ti HK</text:p>
          </table:table-cell>
          <table:table-cell table:number-columns-repeated="3"/>
          <table:table-cell table:formula="of:=+[.B8]*1+[.C8]*[.$D$1]" office:value-type="float" office:value="0" calcext:value-type="float">
            <text:p>0</text:p>
          </table:table-cell>
          <table:table-cell table:formula="of:=[.E8]/[.$E$10]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微众</text:p>
          </table:table-cell>
          <table:table-cell office:value-type="float" office:value="22139" calcext:value-type="float">
            <text:p>22139</text:p>
          </table:table-cell>
          <table:table-cell table:number-columns-repeated="2"/>
          <table:table-cell table:formula="of:=+[.B9]*1+[.C9]*[.$D$1]" office:value-type="float" office:value="22139" calcext:value-type="float">
            <text:p>22139</text:p>
          </table:table-cell>
          <table:table-cell table:formula="of:=[.E9]/[.$E$10]" office:value-type="float" office:value="0.00533400966651655" calcext:value-type="float">
            <text:p>0.005334009666517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Y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SUM([.E3:.E9])" office:value-type="float" office:value="4150536.16025" calcext:value-type="float">
            <text:p>4150536.16025</text:p>
          </table:table-cell>
          <table:table-cell office:value-type="string" calcext:value-type="string">
            <text:p>onshore</text:p>
          </table:table-cell>
          <table:table-cell table:formula="of:=SUMIF([.G3:.G9];&quot;on&quot;;[.E3:.E9])" office:value-type="float" office:value="287503" calcext:value-type="float">
            <text:p>287503</text:p>
          </table:table-cell>
          <table:table-cell table:formula="of:=[.G10]/[.$E$10]" office:value-type="float" office:value="0.069268882115385" calcext:value-type="float">
            <text:p>0.069268882115385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offshore</text:p>
          </table:table-cell>
          <table:table-cell table:formula="of:=SUMIF([.G3:.G9];&quot;off&quot;;[.E3:.E9])" office:value-type="float" office:value="3863033.16025" calcext:value-type="float">
            <text:p>3863033.16025</text:p>
          </table:table-cell>
          <table:table-cell table:formula="of:=[.G11]/[.$E$10]" office:value-type="float" office:value="0.930731117884615" calcext:value-type="float">
            <text:p>0.93073111788461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hina</text:p>
          </table:table-cell>
          <table:table-cell table:formula="of:=SUMIF([.H3:.H9];&quot;China&quot;;[.E3:.E9])" office:value-type="float" office:value="287503" calcext:value-type="float">
            <text:p>28750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HK</text:p>
          </table:table-cell>
          <table:table-cell table:formula="of:=SUMIF([.H3:.H9];&quot;HK&quot;;[.E3:.E9])" office:value-type="float" office:value="3863033.16025" calcext:value-type="float">
            <text:p>3863033.16025</text:p>
          </table:table-cell>
          <table:table-cell office:value-type="string" calcext:value-type="string">
            <text:p>Over exposed to greater chin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urrency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NY</text:p>
          </table:table-cell>
          <table:table-cell table:formula="of:=SUMIF([.$I$3:.$I$9];[.F17];[.$E$3:.$E$9])" office:value-type="float" office:value="287503" calcext:value-type="float">
            <text:p>287503</text:p>
          </table:table-cell>
          <table:table-cell table:formula="of:=[.G17]/[.$E$10]" office:value-type="float" office:value="0.069268882115385" calcext:value-type="float">
            <text:p>0.069268882115385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USD</text:p>
          </table:table-cell>
          <table:table-cell table:formula="of:=SUMIF([.$I$3:.$I$9];[.F18];[.$E$3:.$E$9])" office:value-type="float" office:value="2245375" calcext:value-type="float">
            <text:p>2245375</text:p>
          </table:table-cell>
          <table:table-cell table:formula="of:=[.G18]/[.$E$10]" office:value-type="float" office:value="0.540984324267339" calcext:value-type="float">
            <text:p>0.540984324267339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HKD</text:p>
          </table:table-cell>
          <table:table-cell table:formula="of:=SUMIF([.$I$3:.$I$9];[.F19];[.$E$3:.$E$9])" office:value-type="float" office:value="1617658.16025" calcext:value-type="float">
            <text:p>1617658.16025</text:p>
          </table:table-cell>
          <table:table-cell table:formula="of:=[.G19]/[.$E$10]" office:value-type="float" office:value="0.389746793617276" calcext:value-type="float">
            <text:p>0.389746793617276</text:p>
          </table:table-cell>
          <table:table-cell office:value-type="string" calcext:value-type="string">
            <text:p>more to US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+SUM([.G17:.G19])" office:value-type="float" office:value="4150536.16025" calcext:value-type="float">
            <text:p>4150536.16025</text:p>
          </table:table-cell>
          <table:table-cell table:formula="of:=+SUM([.H17:.H19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Year回顾" table:style-name="ta2">
        <office:forms form:automatic-focus="false" form:apply-design-mode="false"/>
        <table:table-column table:style-name="co7" table:default-cell-style-name="Default"/>
        <table:table-column table:style-name="co4" table:number-columns-repeated="1023" table:default-cell-style-name="Default"/>
        <table:table-row table:style-name="ro2">
          <table:table-cell office:value-type="string" calcext:value-type="string">
            <text:p>2013年1月回到国内到现在已经6年. 把年按整数作总结.找工作不顺利,香港整个对我表现出排斥态度. 2015年在香港混不下去.2013-2015面试了很多家投行,不顺利.在香港阶段:消化差,情绪不好,吃的很多消化不了,身体状态差.整个身体不是健康状态. 2017年3月在海口暴饮暴食吃坏+A13肠+A1胃,2008年6月25(海鲜吃坏),1999年1月(温州吃坏肚子).饮食方面意识有提升:少吃主食,水果蔬菜是健康的碳水,米饭,面包少吃,在沃尔玛开始停止买面包.饿了先喝水,中午吃红薯,饿了吃水果.完全淘汰面包和甜食.在纽约的时候也是每天外卖,生活不健康,碳水为主,吃的也超标.直到2019年1月的感冒,才对各种饮食有研究.看了印度人关于断食的视频,说每天晚上吃的太多导致身体没有足够时间排毒.这点很对,最近晚上吃黄瓜,或者土豆泥,消化又恢复了正常.不饿的时候不吃饭,一天最多吃一顿.煲仔饭这种全是米饭的劣质东西也少吃,除了引发胰岛素爆炸血糖instable外没有任何好处.海口的环境不错,但是接触不到高质量的人,没办法在海南常住.音乐类型转成meditation music,没有负担.早餐吃两个鸡蛋清,蛋白质够一上午用.需要淡水可以吃水果.晚上饿了需要碳水可以煮几个红薯.吃根黄瓜.在昆明也把肠胃吃坏了,主要因为在丽江吃的太油.错误认知:人不舒服的时候要多吃饭,这个来自于缺氧会头疼,本质是饮食结构造成,主食多肉少就会这样,逐渐地用健康的碳水代替细粮.不吃油大的东西,大部分时间自己做饭.在海口还吃很多面包和pastry,现在不可能那么吃了,这就是进步.戒除碳水也会防止血糖波动引起得心情波动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理念变化: 买房要长期观察,早晚要买,买完了生后质量很高,没有后顾之忧.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在国内被人套路,骗,懂得的道理.任何情况下不和人金钱来往.晒红包和礼物的人拉入黑名单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忧患意识.读了处世七书和韩非子."权术".观察细节.事以密成.不泄露关于自己任何计划,人的反应都会慢一拍. 看不见,看不起,看不懂,赶不上.现在暗潮汹涌,不是谁都能看到.越是阳光充沛的时候越要准备阴雨天,这就是忧患意识.对人要端着,"不可侵犯",人容易蹬鼻子上脸.对下一定要有架子,要深不可测,这样才能治下.让人一眼看透,泄露自己的弱点,露出自己的幼稚,这就离完蛋不远了.一个字"绷".增加对方的investment,不增加自己的.16年被JS涮.你做错的点:包括泄露自己的弱点,喜好,恭维,反应过度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014年7月在超市被撞,2019年1月被撞.要注意随时随地人们都在能不能在你身上揩点油,看你的精气神,穿着.弱的话他们就会撞你一下,人们都会计算在你身上能占多少便宜+潜在损失.人多,怨气重,人们会寻找发洩口,气场很弱的人就会理所当然成为泄愤的地方.所以要尽可能穿的好.这个是显示社会地位的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2019/1/9 对于疯子,最好的方法是远离而不是与其争端.2018 7车被撞那次处理的就很好,知道形象的重要性,迷惑敌人,让敌人以为我跟警察是一伙.不说话,保持神秘,神色如一,保持情绪不变,冷眼观战,取得全胜.操控人的下意识非常邪恶但是有用.我通过年会的照片获得了敌方的公司信息,告诉了警察,处于绝对的信息优势地位.2018年底,给人以可乘之机很多,"绷"的不够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8年11月开始了走姿就不可能在这久留.2019趁着大环境一片向好,降准降息,朋友都觉得股市今年是大年,我却看得很远,暗地里在筹划撤退.感觉比较敏感的外国人早都开始撤了.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现在面对的诸多问题: 家里:水污染,水锈,下水道气味,电梯抽烟,楼里人群素质,外面人多,整个深圳人口越来越多.互信少,套路多,拜金,没有合适的可结婚对象,食品安全问题,没有grassfed beef,三文鱼质量有问题(海产品污染不敢吃),地沟油.马上黄木岗立交开始修,有一个多月根本没法出入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自己的价值观变化: 1.对人的防备心加重. 昨天有人在微博上跟我联系,最后被我认定为骗子.18年初在海口经历过birthday scam,骗红包的,以及菜菜子和湖北人在inke上的诈骗.导致我思想的变化.放下重重的思想戒备很难.以前很少怀疑别人是骗子. 2.崇拜物质,例如豪车,豪宅.以前在温哥华从来没思考过豪车和豪宅的问题.(但是,还没有完全堕落,还是能观察到例如wyane更加崇拜深圳湾一号,没到他这个程度,但是还是有变化.) 3.频繁测试人性.中国人作恶多端,不可信任,要不断测试才可以加以接触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家庭环境好的人比较比价单纯,例如我,一直吃喝不愁,而当时温哥华的大部分人都是这样,所以不会勾心斗角,关系很单纯, 没有互相坑这种情况.在多伦多被一个上海女的差点坑,不过也没坑钱.对于她就绷就行了,不要进展得太快.国内刚去的人都比较坏,这种要多加测试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离开国内缺点:1.保险 (改成包括美国的) 2.发展对冲基金的机会, 但是香港整个industry也不是很friendly 3.书城,中文资源 4.现有朋友 5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好处: 1.吃得放心,环境好. 缺点:1.下雨,需要安排加州,每年要折腾 2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2019最紧要的是三件事:(对家庭也是对我):1.增大接触圈子,接触优质的人.不过自己也不优秀.问题也比较棘手,改换环境改变不了你现在的基本问题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今天想得比较多,等病好了再想.这个还需要一些考虑和规划,尤其是考虑家里的长期计划.5-10年计划.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P0" style:volatile="true">
      <number:month/>
      <number:text>月</number:text>
      <number:day/>
      <number:text>日</number:text>
    </number:date-style>
    <number:text-style style:name="N126">
      <number:text-content/>
      <style:map style:condition="value()&lt;=1.79769313486232E+308" style:apply-style-name="N126P0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middle"/>
      <style:text-properties fo:color="#000000" style:font-name="宋体" fo:font-family="宋体" style:font-family-generic="swiss" fo:font-size="11pt" style:font-name-asian="宋体" style:font-family-asian="宋体" style:font-family-generic-asian="swiss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08:49:01.153307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set" style:display-name="PageStyle_As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7" style:display-name="PageStyle_20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许氏详细" style:display-name="PageStyle_许氏详细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Year回顾" style:display-name="PageStyle_6Year回顾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alysis" style:display-name="PageStyle_Analy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许氏" style:display-name="PageStyle_许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9" style:display-name="PageStyle_20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8" style:display-name="PageStyle_201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8-05T07:27:24</meta:creation-date>
    <dc:date>2019-03-01T09:14:30.385473003</dc:date>
    <meta:generator>LibreOffice/6.0.7.3$Linux_X86_64 LibreOffice_project/00m0$Build-3</meta:generator>
    <meta:editing-duration>PT15M30S</meta:editing-duration>
    <meta:editing-cycles>2</meta:editing-cycles>
    <meta:document-statistic meta:table-count="2" meta:cell-count="9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